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c9211e" fo:font-size="20pt" officeooo:rsid="00219954" officeooo:paragraph-rsid="00219954" style:font-size-asian="20pt" style:font-size-complex="20pt"/>
    </style:style>
    <style:style style:name="P2" style:family="paragraph" style:parent-style-name="Standard">
      <style:text-properties officeooo:rsid="001fd4e8" officeooo:paragraph-rsid="001fd4e8"/>
    </style:style>
    <style:style style:name="P3" style:family="paragraph" style:parent-style-name="Standard">
      <style:text-properties fo:font-size="18pt" officeooo:rsid="001fd4e8" officeooo:paragraph-rsid="001fd4e8" style:font-size-asian="18pt" style:font-size-complex="18pt"/>
    </style:style>
    <style:style style:name="P4" style:family="paragraph" style:parent-style-name="Standard">
      <style:text-properties fo:font-weight="bold" officeooo:rsid="001fd4e8" officeooo:paragraph-rsid="001fd4e8" style:font-weight-asian="bold" style:font-weight-complex="bold"/>
    </style:style>
    <style:style style:name="P5" style:family="paragraph" style:parent-style-name="Standard" style:list-style-name="L1">
      <style:text-properties officeooo:paragraph-rsid="001fd4e8"/>
    </style:style>
    <style:style style:name="P6" style:family="paragraph" style:parent-style-name="Standard">
      <style:text-properties officeooo:rsid="002357c3" officeooo:paragraph-rsid="002357c3"/>
    </style:style>
    <style:style style:name="P7" style:family="paragraph" style:parent-style-name="Standard" style:list-style-name="L1">
      <style:text-properties officeooo:rsid="0023ea91" officeooo:paragraph-rsid="0023ea91"/>
    </style:style>
    <style:style style:name="T1" style:family="text">
      <style:text-properties officeooo:rsid="001fd4e8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99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RIL 22</text:p>
      <text:p text:style-name="P2"/>
      <text:p text:style-name="P4">Today's the <text:s/>1<text:span text:style-name="T2">st</text:span> lesson </text:p>
      <text:p text:style-name="P2">learnt how to create a new project </text:p>
      <text:p text:style-name="P2">about the tags too</text:p>
      <text:p text:style-name="P2"><text:tab/><text:span text:style-name="T3">TAGS</text:span></text:p>
      <text:list xml:id="list591971557" text:style-name="L1">
        <text:list-item>
          <text:p text:style-name="P5"><text:span text:style-name="T1">BUTTON-</text:span><text:span text:style-name="T4">Icons for navigation almost like hyperlinks</text:span></text:p>
        </text:list-item>
        <text:list-item>
          <text:p text:style-name="P5"><text:span text:style-name="T1">h1,h2,h3,h4,h5,h6-</text:span><text:span text:style-name="T4">header with different font sizes</text:span></text:p>
        </text:list-item>
        <text:list-item>
          <text:p text:style-name="P7">br means break</text:p>
        </text:list-item>
        <text:list-item>
          <text:p text:style-name="P7">hr means <text:s/>line</text:p>
        </text:list-item>
      </text:list>
      <text:p text:style-name="P6">difference between a title and a header</text:p>
      <text:p text:style-name="P6"><text:s text:c="3"/>title-actual holds the domains</text:p>
      <text:p text:style-name="P6"><text:s text:c="3"/>header-shows the name of the p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c9211e" fo:font-size="20pt" officeooo:rsid="00219954" officeooo:paragraph-rsid="00219954" style:font-size-asian="20pt" style:font-size-complex="2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FTER LESSONS REVIE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53:54.568706978</meta:creation-date>
    <dc:date>2022-04-22T11:23:53.487192941</dc:date>
    <meta:editing-duration>PT18M1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59" meta:character-count="350" meta:non-whitespace-character-count="297"/>
  </office:meta>
</office:document-meta>
</file>